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5700003330000032FCA21820EFB29450C8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0.425cm" fo:min-width="0.174cm" fo:padding-top="0.178cm" fo:padding-bottom="0.178cm" fo:padding-left="0.303cm" fo:padding-right="0.303cm"/>
    </style:style>
    <style:style style:name="gr3" style:family="graphic" style:parent-style-name="standard">
      <style:graphic-properties draw:stroke="solid" svg:stroke-width="0.02cm" svg:stroke-color="#ffffff" draw:marker-start-width="0.26cm" draw:marker-end-width="0.26cm" svg:stroke-opacity="50%" draw:fill="solid" draw:fill-color="#000000" draw:textarea-horizontal-align="center" draw:textarea-vertical-align="middle" fo:min-height="14.85cm" fo:padding-top="0.135cm" fo:padding-bottom="0.135cm" fo:padding-left="0.26cm" fo:padding-right="0.26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00pt" style:font-size-asian="200pt" style:font-size-complex="200pt"/>
    </style:style>
    <style:style style:name="P3" style:family="paragraph">
      <loext:graphic-properties draw:fill="solid" draw:fill-color="#000000"/>
      <style:paragraph-properties fo:text-align="center"/>
      <style:text-properties fo:font-size="150pt" style:font-size-asian="150pt" style:font-size-complex="150pt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cm" svg:height="2.03cm" svg:x="1.546cm" svg:y="5.7cm">
          <draw:image xlink:href="Pictures/2000005700003330000032FCA21820EFB29450C8.svm" xlink:type="simple" xlink:show="embed" xlink:actuate="onLoad">
            <text:p/>
          </draw:image>
        </draw:frame>
        <draw:custom-shape draw:style-name="gr2" draw:text-style-name="P2" draw:layer="layout" svg:width="1.95cm" svg:height="1.953cm" svg:x="1.563cm" svg:y="5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3" draw:text-style-name="P3" draw:layer="layout" svg:width="0.382cm" svg:height="0.412cm" svg:x="1.62cm" svg:y="6.475cm" svg:viewBox="0 0 383 413" svg:d="M0 205c0-31 4-60 13-85 8-25 21-47 38-65 17-17 38-31 63-41 25-9 54-14 87-14 24 0 46 2 65 7 19 4 35 10 49 18 13 9 25 18 35 30 9 12 17 25 24 40l-52 15c-5-10-11-19-18-27s-16-15-26-21c-9-5-21-10-34-13s-28-5-45-5c-24 0-45 4-63 12-18 7-33 18-45 32s-21 31-27 51-8 42-8 66 3 46 9 66 16 38 28 52c12 15 28 26 46 34 19 8 40 12 64 12 16 0 31-1 44-4 13-2 26-6 36-10 11-4 21-9 29-14 8-6 15-11 20-16v-73h-120v-45h171v138c-9 9-20 18-32 26-12 9-26 16-41 22s-31 11-49 15-37 5-58 5c-34 0-63-5-89-15-25-11-46-25-63-43-17-19-30-41-38-66-9-26-13-54-13-84z">
            <text:p/>
          </draw:path>
          <draw:path draw:style-name="gr3" draw:text-style-name="P3" draw:layer="layout" svg:width="0.3cm" svg:height="0.319cm" svg:x="2.072cm" svg:y="6.568cm" svg:viewBox="0 0 301 320" svg:d="M94 320c-32 0-55-8-71-25-15-16-23-38-23-67 0-20 4-37 12-50 7-13 17-23 30-31 12-7 27-12 43-15s32-4 49-5l69-1v-17c0-13-1-23-4-32-2-9-7-16-12-22-6-5-13-10-21-12-8-3-18-4-29-4-10 0-19 1-27 2-8 2-15 4-21 8s-11 9-14 15c-4 6-6 14-7 24l-54-5c2-12 5-23 11-33 5-10 13-19 22-27 10-7 22-13 37-17s33-6 54-6c39 0 68 9 88 27 19 17 29 43 29 77v133c0 15 2 26 6 34s12 12 23 12c3 0 6-1 9-1s5-1 8-1v32c-6 1-13 2-19 3-7 1-13 1-21 1-9 0-18-1-25-4-7-2-12-6-17-11-4-6-7-12-10-20-2-8-4-17-4-27h-2c-5 10-11 19-18 27s-14 15-23 20c-9 6-19 10-30 13s-24 5-38 5zM105 281c17 0 31-3 43-8 13-7 23-14 31-23 8-10 14-20 18-31s6-22 6-32v-25l-56 1c-13 0-25 1-36 3-11 1-21 5-30 9-9 5-15 12-20 20-5 9-8 20-8 34 0 17 4 30 14 39 9 9 22 13 38 13z">
            <text:p/>
          </draw:path>
          <draw:path draw:style-name="gr3" draw:text-style-name="P3" draw:layer="layout" svg:width="0.051cm" svg:height="0.422cm" svg:x="2.412cm" svg:y="6.459cm" svg:viewBox="0 0 52 423" svg:d="M0 423c0-141 0-282 0-423 17 0 34 0 52 0 0 141 0 282 0 423-18 0-35 0-52 0z">
            <text:p/>
          </draw:path>
          <draw:path draw:style-name="gr3" draw:text-style-name="P3" draw:layer="layout" svg:width="0.051cm" svg:height="0.422cm" svg:x="2.542cm" svg:y="6.459cm" svg:viewBox="0 0 52 423" svg:d="M0 423c0-141 0-282 0-423 17 0 34 0 52 0 0 141 0 282 0 423-18 0-35 0-52 0z">
            <text:p/>
          </draw:path>
          <draw:path draw:style-name="gr3" draw:text-style-name="P3" draw:layer="layout" svg:width="0.274cm" svg:height="0.319cm" svg:x="2.658cm" svg:y="6.568cm" svg:viewBox="0 0 275 320" svg:d="M54 171c0 16 2 31 5 44 3 14 9 26 16 36 7 9 16 17 26 22 11 6 24 8 40 8 22 0 40-4 53-13 14-9 23-20 28-34l45 13c-3 9-8 17-14 26-6 8-13 16-23 23s-22 13-37 17c-14 5-32 7-52 7-46 0-81-14-105-41s-36-67-36-121c0-29 4-53 11-73s17-37 30-49c12-13 27-22 44-28 16-5 34-8 54-8 26 0 47 4 65 13 17 8 31 19 42 34 10 15 18 32 22 52 5 20 7 42 7 65v7zM222 132c-3-33-11-57-25-72s-34-22-59-22c-9 0-18 1-27 4-10 3-18 8-27 15-8 7-14 16-20 28-5 13-9 28-9 47z">
            <text:p/>
          </draw:path>
          <draw:path draw:style-name="gr3" draw:text-style-name="P3" draw:layer="layout" svg:width="0.146cm" svg:height="0.313cm" svg:x="2.998cm" svg:y="6.568cm" svg:viewBox="0 0 147 314" svg:d="M2 314v-236c0-7 0-13 0-20-1-7-1-14-1-20s0-12 0-17c-1-6-1-11-1-15h49c0 4 0 9 0 15 1 5 1 11 1 17 1 6 1 11 1 17 0 5 0 10 0 14h1c4-12 8-22 12-31s9-16 14-21c6-6 12-10 20-13s17-4 28-4c4 0 8 0 12 1 3 1 6 1 9 2v47c-4-1-8-2-13-2-4-1-9-1-15-1-12 0-22 3-30 8s-15 13-20 22c-6 9-10 21-12 34s-4 27-4 42v161z">
            <text:p/>
          </draw:path>
          <draw:path draw:style-name="gr3" draw:text-style-name="P3" draw:layer="layout" svg:width="0.29cm" svg:height="0.429cm" svg:x="3.156cm" svg:y="6.574cm" svg:viewBox="0 0 291 430" svg:d="M171 308c-7 19-14 36-22 51-7 15-16 27-25 38s-20 19-31 24c-12 6-25 9-40 9-6 0-12-1-18-1-5 0-11-1-17-2v-39c3 1 7 1 12 1 5 1 9 1 12 1 15 0 29-6 42-17s24-29 34-54l5-12-123-307h55l65 170c2 6 5 12 8 21 2 9 5 17 8 26 3 8 6 16 8 23 3 7 4 11 4 13 1-2 2-7 4-13 3-6 5-13 8-20 3-8 6-16 8-24 3-7 6-14 7-20l61-176h55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03T10:04:08.455578754</dc:date>
    <meta:editing-duration>PT5M31S</meta:editing-duration>
    <meta:editing-cycles>3</meta:editing-cycles>
    <meta:generator>LibreOffice/5.2.7.2$Linux_X86_64 LibreOffice_project/20m0$Build-2</meta:generator>
    <meta:document-statistic meta:object-count="10"/>
  </office:meta>
</office:document-meta>
</file>